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2a32"/>
    </style:style>
    <style:style style:name="P2" style:family="paragraph" style:parent-style-name="Standard">
      <style:text-properties officeooo:paragraph-rsid="000beb96"/>
    </style:style>
    <style:style style:name="P3" style:family="paragraph" style:parent-style-name="Standard">
      <style:text-properties officeooo:rsid="000beb96" officeooo:paragraph-rsid="000beb96"/>
    </style:style>
    <style:style style:name="P4" style:family="paragraph">
      <loext:graphic-properties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text-properties fo:font-size="12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5pt" style:font-size-asian="15pt" style:font-size-complex="15pt"/>
    </style:style>
    <style:style style:name="gr1" style:family="graphic">
      <style:graphic-properties draw:fill-color="#000000" draw:textarea-horizontal-align="justify" draw:textarea-vertical-align="middle" draw:auto-grow-height="false" fo:min-height="6.572cm" fo:min-width="0.6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0000" draw:textarea-horizontal-align="justify" draw:textarea-vertical-align="middle" draw:auto-grow-height="false" fo:min-height="0.166cm" fo:min-width="0.2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136cm" fo:min-width="0.2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ejandro Gómez Ochoa de Retana</text:p>
      <text:p text:style-name="Standard"/>
      <text:p text:style-name="Standard"/>
      <text:p text:style-name="Standard">Festes d’Empresa</text:p>
      <text:p text:style-name="Standard"><draw:frame text:anchor-type="paragraph" draw:z-index="10" draw:name="Forma8" draw:style-name="gr7" draw:text-style-name="P9" svg:width="3.664cm" svg:height="0.902cm" svg:x="1.522cm" svg:y="0.385cm"><draw:text-box><text:p text:style-name="P8"><text:span text:style-name="T3">Usuari</text:span></text:p></draw:text-box></draw:frame><draw:frame text:anchor-type="paragraph" draw:z-index="11" draw:name="Forma9" draw:style-name="gr8" draw:text-style-name="P6" svg:width="3.869cm" svg:height="1.098cm" svg:x="8.819cm" svg:y="0.356cm"><draw:text-box><text:p><text:span text:style-name="T3">Sistema</text:span></text:p><text:p/></draw:text-box></draw:frame></text:p>
      <text:p text:style-name="Standard"/>
      <text:p text:style-name="Standard"><draw:custom-shape text:anchor-type="paragraph" draw:z-index="0" draw:name="Forma1" draw:style-name="gr1" draw:text-style-name="P4" svg:width="0.699cm" svg:height="6.573cm" svg:x="1.842cm" svg:y="0.217cm"><text:p/><draw:enhanced-geometry svg:viewBox="0 0 21600 21600" draw:type="rectangle" draw:enhanced-path="M 0 0 L 21600 0 21600 21600 0 21600 0 0 Z N"/></draw:custom-shape><draw:custom-shape text:anchor-type="paragraph" draw:z-index="1" draw:name="Forma1" draw:style-name="gr1" draw:text-style-name="P4" svg:width="0.699cm" svg:height="6.573cm" svg:x="9.313cm" svg:y="0.194cm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frame text:anchor-type="paragraph" draw:z-index="3" draw:name="Forma3" draw:style-name="gr3" draw:text-style-name="P6" svg:width="5.176cm" svg:height="0.639cm" svg:x="3.528cm" svg:y="0.423cm"><draw:text-box><text:p>NouRestaurant(nomR,a)</text:p></draw:text-box></draw:frame></text:p>
      <text:p text:style-name="Standard"><draw:custom-shape text:anchor-type="paragraph" draw:z-index="6" draw:name="Forma6" draw:style-name="gr5" draw:text-style-name="P4" svg:width="0.436cm" svg:height="0.495cm" draw:transform="rotate (-1.62699592870911) translate (9.31333333333333cm 0.35630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8" draw:name="Forma7" draw:style-name="gr6" svg:width="0.436cm" svg:height="0.406cm" draw:transform="rotate (1.66783663320578) translate (2.58233333333333cm 0.7831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><draw:line text:anchor-type="paragraph" draw:z-index="2" draw:name="Forma2" draw:style-name="gr2" draw:text-style-name="P5" svg:x1="2.54cm" svg:y1="0.088cm" svg:x2="8.878cm" svg:y2="0.116cm"><text:p/></draw:line></text:p>
      <text:p text:style-name="Standard"><draw:frame text:anchor-type="paragraph" draw:z-index="5" draw:name="Forma5" draw:style-name="gr4" draw:text-style-name="P6" svg:width="3.751cm" svg:height="0.844cm" svg:x="3.325cm" svg:y="0.212cm"><draw:text-box><text:p>novaSala(r,num,cop)</text:p></draw:text-box></draw:frame></text:p>
      <text:p text:style-name="Standard"><draw:line text:anchor-type="paragraph" draw:z-index="4" draw:name="Forma4" draw:style-name="gr2" draw:text-style-name="P5" svg:x1="2.54cm" svg:y1="0.482cm" svg:x2="8.964cm" svg:y2="0.452cm"><text:p/></draw:line><draw:custom-shape text:anchor-type="paragraph" draw:z-index="7" draw:name="Forma6" draw:style-name="gr5" draw:text-style-name="P7" svg:width="0.438cm" svg:height="0.498cm" draw:transform="rotate (-1.62699592870911) translate (9.31333333333333cm 0.35630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9" draw:name="Forma7" draw:style-name="gr6" svg:width="0.436cm" svg:height="0.406cm" draw:transform="rotate (1.66783663320578) translate (2.58233333333333cm 0.65969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</text:p>
      <text:p text:style-name="Standard">Context Sistema:: nouRestaurant (nomR: String, a: String): Restaurant</text:p>
      <text:p text:style-name="Standard"/>
      <text:p text:style-name="Standard">Pre: Restaurant.allInstances()-&gt; size()&lt;100 and Restaurant.allInstances()-&gt; forAll (r |</text:p>
      <text:p text:style-name="Standard">r.sala→size()&lt;=5)</text:p>
      <text:p text:style-name="Standard"/>
      <text:p text:style-name="Standard">Post: Restaurant.allInstances()-&gt;exists(r | r.oclIsNew() and r.nom=nomR and</text:p>
      <text:p text:style-name="Standard">r.adreça=a and result=r)</text:p>
      <text:p text:style-name="Standard"/>
      <text:p text:style-name="P1">Context Sistema:: novaSala (r: Restaurant, num: Integer, cap: Integer)</text:p>
      <text:p text:style-name="Standard">Pre: -</text:p>
      <text:p text:style-name="Standard"/>
      <text:p text:style-name="Standard">Post: Sala.allInstances()-&gt;exists(s | s.oclIsNew() and s.número=num and</text:p>
      <text:p text:style-name="Standard">s.capacitat=cap and s.restaurant=r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<draw:frame text:anchor-type="paragraph" draw:z-index="21" draw:name="Forma8" draw:style-name="gr7" draw:text-style-name="P9" svg:width="3.664cm" svg:height="0.902cm" svg:x="1.522cm" svg:y="0.385cm"><draw:text-box><text:p text:style-name="P8"><text:span text:style-name="T3">Usuari</text:span></text:p></draw:text-box></draw:frame><draw:frame text:anchor-type="paragraph" draw:z-index="22" draw:name="Forma9" draw:style-name="gr8" draw:text-style-name="P6" svg:width="3.869cm" svg:height="1.098cm" svg:x="8.819cm" svg:y="0.356cm"><draw:text-box><text:p><text:span text:style-name="T3">Sistema</text:span></text:p><text:p/></draw:text-box></draw:frame></text:p>
      <text:p text:style-name="P2"/>
      <text:p text:style-name="P2"><draw:custom-shape text:anchor-type="paragraph" draw:z-index="12" draw:name="Forma1" draw:style-name="gr1" draw:text-style-name="P4" svg:width="0.699cm" svg:height="6.573cm" svg:x="1.842cm" svg:y="0.217cm"><text:p/><draw:enhanced-geometry svg:viewBox="0 0 21600 21600" draw:type="rectangle" draw:enhanced-path="M 0 0 L 21600 0 21600 21600 0 21600 0 0 Z N"/></draw:custom-shape><draw:custom-shape text:anchor-type="paragraph" draw:z-index="13" draw:name="Forma1" draw:style-name="gr1" draw:text-style-name="P4" svg:width="0.699cm" svg:height="6.573cm" svg:x="9.313cm" svg:y="0.194cm"><text:p/><draw:enhanced-geometry svg:viewBox="0 0 21600 21600" draw:type="rectangle" draw:enhanced-path="M 0 0 L 21600 0 21600 21600 0 21600 0 0 Z N"/></draw:custom-shape></text:p>
      <text:p text:style-name="P2"/>
      <text:p text:style-name="P2"><draw:frame text:anchor-type="paragraph" draw:z-index="23" draw:name="Forma3" draw:style-name="gr10" draw:text-style-name="P6" svg:width="6.252cm" svg:height="1.463cm" svg:x="2.986cm" svg:y="0.086cm"><draw:text-box><text:p>AltaFestaAniversari(NomEmpl,data,nomRest,edat,horaIni,nomHom)</text:p></draw:text-box></draw:frame></text:p>
      <text:p text:style-name="P2"/>
      <text:p text:style-name="P2"><draw:custom-shape text:anchor-type="paragraph" draw:z-index="17" draw:name="Forma6" draw:style-name="gr5" draw:text-style-name="P4" svg:width="0.436cm" svg:height="0.495cm" draw:transform="rotate (-1.62699592870911) translate (9.31333333333333cm 0.35630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9" draw:name="Forma7" draw:style-name="gr6" svg:width="0.436cm" svg:height="0.406cm" draw:transform="rotate (1.66783663320578) translate (2.58233333333333cm 0.7831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2"><draw:line text:anchor-type="paragraph" draw:z-index="14" draw:name="Forma2" draw:style-name="gr2" draw:text-style-name="P5" svg:x1="2.54cm" svg:y1="0.088cm" svg:x2="8.878cm" svg:y2="0.116cm"><text:p/></draw:line></text:p>
      <text:p text:style-name="P2"><draw:frame text:anchor-type="paragraph" draw:z-index="16" draw:name="Forma5" draw:style-name="gr9" draw:text-style-name="P6" svg:width="6.328cm" svg:height="0.976cm" svg:x="2.986cm" svg:y="0.171cm"><draw:text-box><text:p>afegirOrganitzadors(f,NomOrganit)</text:p></draw:text-box></draw:frame></text:p>
      <text:p text:style-name="P2"><draw:line text:anchor-type="paragraph" draw:z-index="15" draw:name="Forma4" draw:style-name="gr2" draw:text-style-name="P5" svg:x1="2.54cm" svg:y1="0.482cm" svg:x2="8.964cm" svg:y2="0.452cm"><text:p/></draw:line><draw:custom-shape text:anchor-type="paragraph" draw:z-index="18" draw:name="Forma6" draw:style-name="gr5" draw:text-style-name="P7" svg:width="0.438cm" svg:height="0.498cm" draw:transform="rotate (-1.62699592870911) translate (9.31333333333333cm 0.35630555555555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0" draw:name="Forma7" draw:style-name="gr6" svg:width="0.436cm" svg:height="0.406cm" draw:transform="rotate (1.66783663320578) translate (2.58233333333333cm 0.6596944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>2.</text:p>
      <text:p text:style-name="Standard">Context Sistema::altaFestaAniversari (nomEmp: String, data:Date, nomRest:String,</text:p>
      <text:p text:style-name="Standard">edat:Natural, horaIni: Integer, nomHom:String): Aniversari</text:p>
      <text:p text:style-name="Standard"/>
      <text:p text:style-name="Standard">Pre: Empresa.allInstances()-&gt;exists (e | e.nom=nomEmp)</text:p>
      <text:p text:style-name="Standard">Restaurant.allInstances()-&gt;exists (r | e.nom=nomRest)</text:p>
      <text:p text:style-name="Standard">TipusDeFesta.allInstances()-&gt;exists (tf | tf.nom= “Aniversari”)</text:p>
      <text:p text:style-name="Standard">Persona.allInstances()-&gt;exists (p | p.nom=nomHom)</text:p>
      <text:p text:style-name="Standard"/>
      <text:p text:style-name="Standard">Post: Aniversari.allInstances()-&gt;exists( f | f.oclIsNew() and f.horaInici=horaIni and</text:p>
      <text:p text:style-name="Standard">f.edat=edat and f.empresa.nom=nomEmp and f.data.data = data and</text:p>
      <text:p text:style-name="Standard">f.restaurant.nom = nomRest and f.tipusDeFesta.nom = “Aniversari” and</text:p>
      <text:p text:style-name="Standard">f.homenatjada.nom = nomHom and Assistent.allInstances-&gt; exists( a |</text:p>
      <text:p text:style-name="Standard">a.oclIsNew() and a.pagat and a.festa=f and a.persona.nom=nomHom) and</text:p>
      <text:p text:style-name="Standard">result=f)</text:p>
      <text:p text:style-name="Standard"/>
      <text:p text:style-name="Standard">Context Sistema::afegirOrganitzador (f:Aniversari, nomOrg:String)</text:p>
      <text:p text:style-name="Standard"/>
      <text:p text:style-name="Standard">Pre: Persona.allInstances()-&gt;exists (p | p.nom=nomOrg)</text:p>
      <text:p text:style-name="Standard"/>
      <text:p text:style-name="Standard">Post: f.organitzador.nom-&gt;includes(nomOrg) and Assistent.allInstances-&gt; exists(a |</text:p>
      <text:p text:style-name="Standard">a.oclIsNew() and a.pagat and a.festa=f and a.persona.nom=nomOrg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9:31:58.281429600</meta:creation-date>
    <dc:date>2019-11-06T18:59:22.659328672</dc:date>
    <meta:editing-duration>PT8H34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149" meta:character-count="1487" meta:non-whitespace-character-count="1367"/>
  </office:meta>
</office:document-meta>
</file>